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paragraph-rsid="002089e0"/>
    </style:style>
    <style:style style:name="P2" style:family="paragraph" style:parent-style-name="Text_20_body">
      <style:text-properties officeooo:paragraph-rsid="002b7f14"/>
    </style:style>
    <style:style style:name="P3" style:family="paragraph" style:parent-style-name="Text_20_body">
      <style:text-properties officeooo:paragraph-rsid="002b9f20"/>
    </style:style>
    <style:style style:name="P4" style:family="paragraph" style:parent-style-name="Heading_20_3">
      <style:text-properties officeooo:rsid="002d5e80" officeooo:paragraph-rsid="002d5e80"/>
    </style:style>
    <style:style style:name="P5" style:family="paragraph" style:parent-style-name="Heading_20_3">
      <style:text-properties officeooo:rsid="002e7c52" officeooo:paragraph-rsid="002e7c52"/>
    </style:style>
    <style:style style:name="P6" style:family="paragraph" style:parent-style-name="Heading_20_3">
      <style:text-properties officeooo:rsid="003199e1" officeooo:paragraph-rsid="003199e1"/>
    </style:style>
    <style:style style:name="P7" style:family="paragraph" style:parent-style-name="Heading_20_3">
      <style:text-properties officeooo:rsid="003899f6" officeooo:paragraph-rsid="003899f6"/>
    </style:style>
    <style:style style:name="P8" style:family="paragraph" style:parent-style-name="Heading_20_3">
      <style:text-properties officeooo:paragraph-rsid="0035cca8"/>
    </style:style>
    <style:style style:name="P9" style:family="paragraph" style:parent-style-name="Heading_20_3">
      <style:text-properties officeooo:rsid="00252d48" officeooo:paragraph-rsid="002b7f14"/>
    </style:style>
    <style:style style:name="P10" style:family="paragraph" style:parent-style-name="Heading_20_2">
      <style:text-properties officeooo:paragraph-rsid="002b7f14"/>
    </style:style>
    <style:style style:name="P11" style:family="paragraph" style:parent-style-name="Heading_20_2">
      <style:text-properties officeooo:rsid="00252d48" officeooo:paragraph-rsid="002b7f14"/>
    </style:style>
    <style:style style:name="P12" style:family="paragraph" style:parent-style-name="Heading_20_2">
      <style:text-properties officeooo:rsid="0026d2b8" officeooo:paragraph-rsid="002b7f14"/>
    </style:style>
    <style:style style:name="P13" style:family="paragraph" style:parent-style-name="Heading_20_2">
      <style:text-properties officeooo:rsid="0027b723" officeooo:paragraph-rsid="002b7f14"/>
    </style:style>
    <style:style style:name="P14" style:family="paragraph" style:parent-style-name="Heading_20_2">
      <style:text-properties officeooo:rsid="002b9f20" officeooo:paragraph-rsid="002b9f20"/>
    </style:style>
    <style:style style:name="P15" style:family="paragraph" style:parent-style-name="Heading_20_2">
      <style:text-properties officeooo:paragraph-rsid="00340a55"/>
    </style:style>
    <style:style style:name="P16" style:family="paragraph" style:parent-style-name="Heading_20_2">
      <style:text-properties officeooo:rsid="003899f6" officeooo:paragraph-rsid="003899f6"/>
    </style:style>
    <style:style style:name="P17" style:family="paragraph" style:parent-style-name="Heading_20_1">
      <style:text-properties officeooo:rsid="001efd18" officeooo:paragraph-rsid="001efd18"/>
    </style:style>
    <style:style style:name="P18" style:family="paragraph" style:parent-style-name="Heading_20_1">
      <style:text-properties officeooo:rsid="002089e0" officeooo:paragraph-rsid="002b7f14"/>
    </style:style>
    <style:style style:name="P19" style:family="paragraph" style:parent-style-name="Heading_20_1">
      <style:text-properties officeooo:rsid="00252d48" officeooo:paragraph-rsid="002b7f14"/>
    </style:style>
    <style:style style:name="P20" style:family="paragraph" style:parent-style-name="Heading_20_1">
      <style:text-properties officeooo:rsid="0022ea85" officeooo:paragraph-rsid="0022ea85"/>
    </style:style>
    <style:style style:name="P21" style:family="paragraph" style:parent-style-name="Heading_20_1">
      <style:text-properties officeooo:rsid="00249e85" officeooo:paragraph-rsid="00249e85"/>
    </style:style>
    <style:style style:name="P22" style:family="paragraph" style:parent-style-name="Heading_20_1">
      <style:text-properties officeooo:paragraph-rsid="0035cca8"/>
    </style:style>
    <style:style style:name="T1" style:family="text">
      <style:text-properties officeooo:rsid="002089e0"/>
    </style:style>
    <style:style style:name="T2" style:family="text">
      <style:text-properties officeooo:rsid="002d5e80"/>
    </style:style>
    <style:style style:name="T3" style:family="text">
      <style:text-properties officeooo:rsid="002fe0cd"/>
    </style:style>
    <style:style style:name="T4" style:family="text">
      <style:text-properties officeooo:rsid="00340a5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7" text:outline-level="1">Introduction</text:h>
      <text:h text:style-name="P17" text:outline-level="1">Project Definition and Plan</text:h>
      <text:h text:style-name="P18" text:outline-level="1">Theoretical Terms</text:h>
      <text:h text:style-name="P14" text:outline-level="2">Public Key Cryptography</text:h>
      <text:h text:style-name="P14" text:outline-level="2">Symmetric Key Cryptography</text:h>
      <text:h text:style-name="P14" text:outline-level="2">Security Properties</text:h>
      <text:h text:style-name="P4" text:outline-level="3">Integrit<text:span text:style-name="T3">y</text:span></text:h>
      <text:h text:style-name="P4" text:outline-level="3">Authenti<text:span text:style-name="T3">cation</text:span></text:h>
      <text:h text:style-name="P5" text:outline-level="3">A<text:span text:style-name="T3">uthorization</text:span></text:h>
      <text:h text:style-name="P6" text:outline-level="3">Secrecy</text:h>
      <text:h text:style-name="P15" text:outline-level="2"><text:span text:style-name="T4">Hashing</text:span></text:h>
      <text:p text:style-name="P3"/>
      <text:h text:style-name="P22" text:outline-level="1"><text:span text:style-name="T1">Analysis and Modeling</text:span></text:h>
      <text:h text:style-name="P16" text:outline-level="2">Tools</text:h>
      <text:h text:style-name="P7" text:outline-level="3">AVISPA</text:h>
      <text:h text:style-name="P7" text:outline-level="3">Tamarin Prover</text:h>
      <text:h text:style-name="P16" text:outline-level="2">Protocols</text:h>
      <text:h text:style-name="P8" text:outline-level="3">CRAM-MD5</text:h>
      <text:h text:style-name="P9" text:outline-level="3">APOP</text:h>
      <text:h text:style-name="P9" text:outline-level="3">CHAPv2</text:h>
      <text:h text:style-name="P9" text:outline-level="3">Kerberos-Basic</text:h>
      <text:h text:style-name="P9" text:outline-level="3">OTP</text:h>
      <text:p text:style-name="P2"/>
      <text:p text:style-name="P2"><text:soft-page-break/></text:p>
      <text:h text:style-name="P19" text:outline-level="1">Design, Implementation and Test</text:h>
      <text:h text:style-name="P10" text:outline-level="2">CRAM-MD5</text:h>
      <text:h text:style-name="P11" text:outline-level="2">APOP</text:h>
      <text:h text:style-name="P11" text:outline-level="2">CHAPv2</text:h>
      <text:h text:style-name="P11" text:outline-level="2">Kerberos-Basic</text:h>
      <text:h text:style-name="P11" text:outline-level="2">OTP</text:h>
      <text:h text:style-name="P19" text:outline-level="1">Experimental Results</text:h>
      <text:h text:style-name="P12" text:outline-level="2">CRAM-MD5</text:h>
      <text:h text:style-name="P12" text:outline-level="2">APOP</text:h>
      <text:h text:style-name="P12" text:outline-level="2">CHAPv2</text:h>
      <text:h text:style-name="P13" text:outline-level="2">Kerberos-Basic</text:h>
      <text:h text:style-name="P13" text:outline-level="2">OTP</text:h>
      <text:h text:style-name="P20" text:outline-level="1">Results and Suggestions</text:h>
      <text:h text:style-name="P21" text:outline-level="1">References</text:h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tr" fo:country="T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tr" fo:country="T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in" fo:margin-right="0in" fo:margin-top="0.0835in" fo:margin-bottom="0.0835in" loext:contextual-spacing="false" fo:text-indent="0in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in" fo:margin-right="0in" fo:margin-top="0.0835in" fo:margin-bottom="0.0417in" loext:contextual-spacing="false" fo:text-indent="0in" style:auto-text-indent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75%" fo:font-weight="bold" style:font-size-asian="75%" style:font-weight-asian="bold" style:font-size-complex="75%" style:font-weight-complex="bold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3T15:16:20.861735797</meta:creation-date>
    <meta:generator>LibreOffice/5.1.6.2$Linux_X86_64 LibreOffice_project/10m0$Build-2</meta:generator>
    <dc:date>2017-05-13T16:10:50.599506852</dc:date>
    <meta:editing-duration>PT53M51S</meta:editing-duration>
    <meta:editing-cycles>23</meta:editing-cycles>
    <meta:document-statistic meta:table-count="0" meta:image-count="0" meta:object-count="0" meta:page-count="2" meta:paragraph-count="35" meta:word-count="88" meta:character-count="529" meta:non-whitespace-character-count="511"/>
  </office:meta>
</office:document-meta>
</file>